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line-height="200%" fo:text-align="start" style:justify-single-word="false" fo:text-indent="0.5in" style:auto-text-indent="false"/>
    </style:style>
    <style:style style:name="P2" style:family="paragraph" style:parent-style-name="Standard">
      <style:paragraph-properties fo:margin-left="0in" fo:margin-right="0in" fo:line-height="200%" fo:text-align="start" style:justify-single-word="false" fo:text-indent="0.5in" style:auto-text-indent="false"/>
      <style:text-properties style:font-name="Times New Roman"/>
    </style:style>
    <style:style style:name="P3" style:family="paragraph" style:parent-style-name="Standard">
      <style:paragraph-properties fo:margin-left="0.5in" fo:margin-right="0in" fo:line-height="200%" fo:text-align="start" style:justify-single-word="false" fo:text-indent="-0.5in" style:auto-text-indent="false"/>
    </style:style>
    <style:style style:name="P4" style:family="paragraph" style:parent-style-name="Standard" style:master-page-name="Standard">
      <style:paragraph-properties fo:line-height="200%" fo:text-align="end" style:justify-single-word="false" style:page-number="auto"/>
      <style:text-properties style:font-name="Times New Roman"/>
    </style:style>
    <style:style style:name="P5" style:family="paragraph" style:parent-style-name="Standard">
      <style:paragraph-properties fo:line-height="200%" fo:text-align="center" style:justify-single-word="false"/>
      <style:text-properties style:font-name="Times New Roman" fo:font-weight="bold" style:font-weight-asian="bold" style:font-weight-complex="bold"/>
    </style:style>
    <style:style style:name="P6" style:family="paragraph" style:parent-style-name="Standard">
      <style:paragraph-properties fo:margin-left="0in" fo:margin-right="0in" fo:line-height="200%" fo:text-align="center" style:justify-single-word="false" fo:text-indent="0in" style:auto-text-indent="false"/>
      <style:text-properties style:font-name="Times New Roman"/>
    </style:style>
    <style:style style:name="P7" style:family="paragraph" style:parent-style-name="Standard">
      <style:paragraph-properties fo:margin-left="0in" fo:margin-right="0in" fo:line-height="200%" fo:text-align="start" style:justify-single-word="false" fo:text-indent="0.5in" style:auto-text-indent="false"/>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ark Goldberg and Nathaniel Grudzinski</text:p>
      <text:p text:style-name="P5">Hack Harassment with Machine Learning</text:p>
      <text:p text:style-name="P1"><text:span text:style-name="T1">From the onset of planning </text:span><text:span text:style-name="T1">our</text:span><text:span text:style-name="T1"> project, we knew that we wanted to take a dataset and train an algorithm with it so that we could do predictive analysis on new data. We just didn’t know on what subject we were going to do it with. We started looking at different public and free datasets that were hosted on Github repositories but couldn’t find one that we found interesting and also well organized and usable for what we wanted to do. Then we started thinking about looking at </text:span><text:span text:style-name="T1">social media, like</text:span><text:span text:style-name="T1"> Tweets or Facebook posts, and trying to detect harassment. This is when our research brought us to the project called Hack Harassment. This is a community project that </text:span><text:span text:style-name="T1">is trying to reduce online harassment. The project</text:span><text:span text:style-name="T1"> hosts a large dataset of harassing tweets and </text:span><text:span text:style-name="T1">innocuous</text:span><text:span text:style-name="T1"> tweets that </text:span><text:span text:style-name="T1">we can use for predictive analysis.</text:span><text:span text:style-name="T1"> </text:span><text:span text:style-name="T1">Our</text:span><text:span text:style-name="T1"> goal is to create a</text:span><text:span text:style-name="T1">n application</text:span><text:span text:style-name="T1"> </text:span><text:span text:style-name="T1">that can</text:span><text:span text:style-name="T1"> tell whether or not </text:span><text:span text:style-name="T1">a social media post</text:span><text:span text:style-name="T1"> </text:span><text:span text:style-name="T1">is harassment</text:span><text:span text:style-name="T1"> or not.</text:span></text:p>
      <text:p text:style-name="P1"><text:span text:style-name="T1">This </text:span><text:span text:style-name="T1">seemed like a clear choice for our project.</text:span><text:span text:style-name="T1"> It fit exactly in with our goals, and </text:span><text:span text:style-name="T1">involves</text:span><text:span text:style-name="T1"> a subject that we </text:span><text:span text:style-name="T1">think is interesting and important</text:span><text:span text:style-name="T1">. Upon further </text:span><text:span text:style-name="T1">investigation, we have found that</text:span><text:span text:style-name="T1"> there has been much research into machine learning </text:span><text:span text:style-name="T1">approaches</text:span><text:span text:style-name="T1"> to </text:span><text:span text:style-name="T1">analyzing social media</text:span><text:span text:style-name="T1"> </text:span><text:span text:style-name="T1">in an effort to detect harassment and malicious interactions</text:span><text:span text:style-name="T1">. There is a lot of extra work that has been done by others that we can </text:span><text:span text:style-name="T1">research</text:span><text:span text:style-name="T1"> </text:span><text:span text:style-name="T1">while</text:span><text:span text:style-name="T1"> </text:span><text:span text:style-name="T1">creating</text:span><text:span text:style-name="T1"> our project. I think what we will try to do initially after some brief planning is give weights of harassment based on the words that are used in the tweet. For example: “jerk” isn’t going to give nearly as great a weight as a tweet with rape and death threats in them. The way we train our system will affect how we </text:span><text:span text:style-name="T1">distinguish</text:span><text:span text:style-name="T1"> something like rape or death threats from </text:span><text:span text:style-name="T1">a non-hostile</text:span><text:span text:style-name="T1"> tweet </text:span><text:span text:style-name="T1">that</text:span><text:span text:style-name="T1"> mention</text:span><text:span text:style-name="T1">s</text:span><text:span text:style-name="T1"> the word rape or dea</text:span><text:span text:style-name="T1">th</text:span><text:span text:style-name="T1">. </text:span></text:p>
      <text:p text:style-name="P1"><text:span text:style-name="T1">The datasets that we are working with again include </text:span><text:span text:style-name="T1">extreme</text:span><text:span text:style-name="T1"> diversity in the types of harassmen</text:span><text:span text:style-name="T1">t,</text:span><text:span text:style-name="T1"> as well as a complementary “good” tweets data set. </text:span><text:span text:style-name="T1">Since this is a serious problem, there are a</text:span><text:span text:style-name="T1"> vast quantity </text:span><text:span text:style-name="T1">of tweets</text:span><text:span text:style-name="T1"> available </text:span><text:span text:style-name="T1">along with additional datasets if desired</text:span><text:span text:style-name="T1">. They include information on users that have tweeted multiple times, something that </text:span><text:span text:style-name="T1">w</text:span><text:span text:style-name="T1">e </text:span><text:span text:style-name="T1">could</text:span><text:span text:style-name="T1"> use to </text:span><text:span text:style-name="T1">help identify </text:span><text:soft-page-break/><text:span text:style-name="T1">harassing tweets by</text:span><text:span text:style-name="T1"> giv</text:span><text:span text:style-name="T1">ing</text:span><text:span text:style-name="T1"> them a higher weight </text:span><text:span text:style-name="T1">based on previous harassing posts</text:span><text:span text:style-name="T1">. This is also something useful if we want to add features to identify online trolls. We could also use this to identify harassment when one person is repeatedly tweeting at someone with </text:span><text:span text:style-name="T1">harassing</text:span><text:span text:style-name="T1"> language when no response or very few responses are given respectively. This would allow us to </text:span><text:span text:style-name="T1">better identify</text:span><text:span text:style-name="T1"> harassment.</text:span></text:p>
      <text:p text:style-name="P1"><text:span text:style-name="T1">When discussing this subject we decided that we were going to make the distinction between identifying cyberbullying and harassment. Cyberbullying we decided was a lot more nuanced and could come in a lot of different flavors, like rumor-spreading, that we didn’t know how to begin to identify. We thought that sticking with identifying </text:span><text:span text:style-name="T1">direct</text:span><text:span text:style-name="T1"> harassment in social media was the way to go. This means that we will be looking for specific key words, sometimes together in certain phrases, sometimes not. We will also be looking for messaging patterns between different parties. If one party messages another many more time</text:span><text:span text:style-name="T1">s</text:span><text:span text:style-name="T1"> than the other party messages them, this will </text:span><text:span text:style-name="T1">means they’re more likely to be harassing the other user</text:span><text:span text:style-name="T1"> even if no specific words are used that would raise red-flags. </text:span></text:p>
      <text:p text:style-name="P1"><text:span text:style-name="T1">Our final application should be able to examine a text string containing the contents of a social media post and infer whether or not the post is likely to be innocent or harassment, so that other applications can take steps in response. We have not decided on the specific technologies we want to use to implement this. We have just come up with the idea at this point and are doing research into the specific technologies that would be useful in something like this. Mark is more comfortable with Java, while Nathaniel is more comfortable with Python. Neither of us has had experience in this area, however, so we are starting from the ground up. That means that we can work with the best technologies for the job without tying ourselves to our favorite technologies, regardless of their applicability.. One thing that we have decided, however, is that we will probably have to use Twitter’s API to provide tweets for our initial datasets, because some of the available datasets supply the API parameters rather than the harassing content of the tweets.</text:span></text:p>
      <text:p text:style-name="P1"><text:soft-page-break/><text:span text:style-name="T1">When designing the infrastructure of our project, we are going to work together a lot, because neither of us have experience designing on a project like this. Once we get our heads around the structure, we will designate tasks to each other. We will use git for version control, and will put a central repository on Github. We will use Python and its machine learning libraries to code the project, working with the popular IDE Pycharm. We also debated using MATLAB Octave, but we decided against it because of our experience and interest in Python.</text:span></text:p>
      <text:p text:style-name="P1"><text:span text:style-name="T1">There are five Python libraries that we will use to develop our project. The first and most important library is scikit-learn. After searching online and viewing examples of it's machine learning capabilities, it seems perfect for what we want to do. Secondly, we will be using the Pandas library. Pandas is used to process data into a more manageable form. One of the concerns we had going into this project was having to deal with text instead of numeric data, and Pandas will help a lot with that. Thirdly, Matplotlib will be useful for visualizing our output and presenting our final results. Lastly, we will be using NumPy and SciPy for mathematical functions if needed. </text:span></text:p>
      <text:p text:style-name="P2"/>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pan text:style-name="T3"/></text:p>
      <text:p text:style-name="P6"><text:soft-page-break/><text:span text:style-name="T3">Resources</text:span></text:p>
      <text:p text:style-name="P3"><text:a xlink:type="simple" xlink:href="http://www.hackharassment.com/" text:style-name="Internet_20_link"><text:span text:style-name="Internet_20_link"><text:span text:style-name="T2">http://www.hackharassment.com/</text:span></text:span></text:a></text:p>
      <text:p text:style-name="P3"><text:a xlink:type="simple" xlink:href="https://github.com/HackHarassment/TwitterClassifier" text:style-name="Internet_20_link"><text:span text:style-name="Internet_20_link"><text:span text:style-name="T2">https://github.com/HackHarassment/TwitterClassifier</text:span></text:span></text:a></text:p>
      <text:p text:style-name="P3"><text:a xlink:type="simple" xlink:href="https://github.com/caesar0301/awesome-public-datasets" text:style-name="Internet_20_link"><text:span text:style-name="Internet_20_link"><text:span text:style-name="T2">https://github.com/caesar0301/awesome-public-datasets</text:span></text:span></text:a></text:p>
      <text:p text:style-name="P3"><text:a xlink:type="simple" xlink:href="http://www.ibtimes.com/how-stop-online-harassment-google-uses-machine-learning-tools-more-accurately-spot-2419964" text:style-name="Internet_20_link"><text:span text:style-name="Internet_20_link"><text:span text:style-name="T2">http://www.ibtimes.com/how-stop-online-harassment-google-uses-machine-learning-tools-more-accurately-spot-2419964</text:span></text:span></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Tahoma"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Liberation Serif" fo:font-size="12pt" fo:language="en" fo:country="US" style:font-name-asian="Tahoma" style:font-size-asian="12pt" style:language-asian="zh" style:country-asian="CN" style:font-name-complex="Lohit Devanagari" style:font-size-complex="12pt" style:language-complex="hi" style:country-complex="IN"/>
    </style:style>
    <style:style style:name="Heading" style:family="paragraph" style:parent-style-name="Standard" style:next-style-name="Text_20_body" style:default-outline-level="" style:class="text">
      <style:paragraph-properties loext:contextual-spacing="false" fo:margin-top="0.1665in" fo:margin-bottom="0.0835in" fo:keep-with-next="always"/>
      <style:text-properties style:font-name="Liberation Sans" fo:font-size="14pt" style:font-name-asian="Tahoma" style:font-size-asian="14pt" style:font-name-complex="Lohit Devanagari" style:font-size-complex="14pt"/>
    </style:style>
    <style:style style:name="Text_20_body" style:display-name="Text body" style:family="paragraph" style:parent-style-name="Standard" style:default-outline-level="" style:class="text">
      <style:paragraph-properties loext:contextual-spacing="false" fo:margin-top="0in" fo:margin-bottom="0.0972in" fo:line-height="120%"/>
    </style:style>
    <style:style style:name="List" style:family="paragraph" style:parent-style-name="Text_20_body" style:default-outline-level="" style:class="list">
      <style:text-properties style:font-name-complex="Lohit Devanagari"/>
    </style:style>
    <style:style style:name="Caption" style:family="paragraph" style:parent-style-name="Standard" style:default-outline-level="" style:class="extra">
      <style:paragraph-properties loext:contextual-spacing="false" fo:margin-top="0.0835in" fo:margin-bottom="0.0835in"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2T22:17:31</meta:creation-date>
    <dc:language>en-US</dc:language>
    <dc:date>2016-11-09T14:59:19</dc:date>
    <meta:editing-cycles>6</meta:editing-cycles>
    <meta:editing-duration>PT7H1M56S</meta:editing-duration>
    <meta:generator>LibreOffice/3.5$Linux_X86_64 LibreOffice_project/350m1$Build-2</meta:generator>
    <dc:creator>Nathaniel Grudzinski</dc:creator>
    <meta:document-statistic meta:table-count="0" meta:image-count="0" meta:object-count="0" meta:page-count="4" meta:paragraph-count="14" meta:word-count="983" meta:character-count="5981" meta:non-whitespace-character-count="5009"/>
  </office:meta>
</office:document-meta>
</file>